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943536606030016422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423164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431743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433809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607721440273612379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308892323645721341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355820674347712943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58189748663560482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62825882647531688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824773833605312165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6"><text:span text:style-name="T3"/></text:p>
      <text:p text:style-name="P16"><text:span text:style-name="T3">Thur Feb 7, 2019 </text:span>5 miles<text:span text:style-name="T3"> <text:s/></text:span></text:p>
      <text:p text:style-name="P16"><text:span text:style-name="T3">I ran and walked 5 miles on slightly hilly roads and averaged 11:11/mile.</text:span></text:p>
      <text:p text:style-name="P16"><text:span text:style-name="T3">I walked about 0.05 miles during each half mile.</text:span></text:p>
      <text:p text:style-name="P16"><text:span text:style-name="T3"/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7T13:21:40.47</dc:date>
    <dc:creator>James  Lombardi</dc:creator>
    <meta:editing-duration>P7DT12H3M39S</meta:editing-duration>
    <meta:editing-cycles>662</meta:editing-cycles>
    <meta:generator>OpenOffice/4.1.2$Win32 OpenOffice.org_project/412m3$Build-9782</meta:generator>
    <meta:document-statistic meta:table-count="0" meta:image-count="0" meta:object-count="0" meta:page-count="18" meta:paragraph-count="488" meta:word-count="6246" meta:character-count="31044"/>
  </office:meta>
</office:document-meta>
</file>